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Ari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Arial" fo:font-size="8pt" style:font-size-asian="8pt" style:font-size-complex="8pt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Courier New1"/>
    </style:style>
    <style:style style:name="T16" style:family="text">
      <style:text-properties style:font-name="Courier New1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Courier New1" fo:font-size="11pt" style:font-size-asian="11pt" style:font-size-complex="11pt"/>
    </style:style>
    <style:style style:name="T18" style:family="text">
      <style:text-properties style:font-name="Courier New1" fo:font-size="11pt" fo:font-style="normal" style:font-size-asian="11pt" style:font-style-asian="normal" style:font-size-complex="11pt" style:font-style-complex="normal"/>
    </style:style>
    <style:style style:name="T19" style:family="text">
      <style:text-properties style:font-name="Courier New1" fo:font-weight="normal" style:font-weight-asian="normal" style:font-weight-complex="normal"/>
    </style:style>
    <style:style style:name="T20" style:family="text">
      <style:text-properties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vanced Operation</text:h>
      <text:p text:style-name="Text_20_body">This section has details for more advanced users.</text:p>
      <text:h text:style-name="Heading_20_2" text:outline-level="2">Modifying ClamWin's Default Configuration</text:h>
      <text:p text:style-name="Text_20_body">If a copy of clamwin.conf is in the ClamWin executable files directory ("C:\Program Files\ClamWin\bin" on a default installation), then the first time a user runs ClamWin, it will use the contents of this file as the default configuration.</text:p>
      <text:p text:style-name="Text_20_body">If you are to set up several new user accounts on a computer, or if you have just installed ClamWin on a system with multiple users, it is recommended that you set up a default configuration and copy the clamwin.conf file to this location.</text:p>
      <text:h text:style-name="Heading_20_2" text:outline-level="2">Running a Virus Scan from the Command Line</text:h>
      <text:p text:style-name="Text_20_body">ClamWin can be run from the command line, from a batch file for instance. For a full list of parameters, navigate to the directory containing the executable files ("C:\Program Files\ClamWin\bin" on a default installation) and run</text:p>
      <text:p text:style-name="Monospace"><text:span text:style-name="Source_20_Text"><text:span text:style-name="T1">clamscan.exe --help</text:span></text:span></text:p>
      <text:p text:style-name="Text_20_body"><text:span text:style-name="Source_20_Text"><text:span text:style-name="T3">The database directory </text:span></text:span><text:span text:style-name="Source_20_Text"><text:span text:style-name="T4">must </text:span></text:span><text:span text:style-name="Source_20_Text"><text:span text:style-name="T5">be specified, using the </text:span></text:span><text:span text:style-name="Source_20_Text"><text:span text:style-name="T16">--database=FILE/DIR</text:span></text:span><text:span text:style-name="Source_20_Text"><text:span text:style-name="T5"> parameter. In a default installation, the command to scan the entire </text:span></text:span><text:span text:style-name="Source_20_Text"><text:span text:style-name="T16">C:</text:span></text:span><text:span text:style-name="Source_20_Text"><text:span text:style-name="T5"> drive would be:</text:span></text:span></text:p>
      <text:p text:style-name="Monospace"><text:span text:style-name="Source_20_Text"><text:span text:style-name="T17">clamscan.exe --database="C:\Program Files\ClamWin\db" --recursive C:\</text:span></text:span></text:p>
      <text:p text:style-name="Text_20_body"><text:span text:style-name="Source_20_Text"><text:span text:style-name="T2">Note the use of the </text:span></text:span><text:span text:style-name="Source_20_Text"><text:span text:style-name="T15">--recursive</text:span></text:span><text:span text:style-name="Source_20_Text"><text:span text:style-name="T2"> parameter to ensure that sub-directories are scanned.</text:span></text:span></text:p>
      <text:p text:style-name="Text_20_body"><text:span text:style-name="Source_20_Text"><text:span text:style-name="T2">When run from the command line, a value will be returned, indicating whether or not a virus was detected. If no virus is found, the return value will be 0. If a virus is found, the return value is 1. Any other return value indicates an error.</text:span></text:span></text:p>
      <text:h text:style-name="Heading_20_2" text:outline-level="2"><text:span text:style-name="Source_20_Text"><text:span text:style-name="T6">Updating the Virus Database from the Command Line</text:span></text:span></text:h>
      <text:p text:style-name="Text_20_body">ClamWin uses <text:span text:style-name="Source_20_Text">freshclam.exe</text:span> to update the virus database. As with the <text:span text:style-name="Source_20_Text">clamscan.exe</text:span> scanning program, this can be run from a command line, batch file, etc. For a full list of parameters, navigate to the directory containing the executable files ("C:\Program Files\ClamWin\bin" on a default installation) and run</text:p>
      <text:p text:style-name="Monospace"><text:span text:style-name="Source_20_Text"><text:span text:style-name="T1">freshclam.exe –help</text:span></text:span></text:p>
      <text:p text:style-name="Text_20_body"><text:span text:style-name="Source_20_Text"><text:span text:style-name="T8">Both the database directory and the configuration file </text:span></text:span><text:span text:style-name="Source_20_Text"><text:span text:style-name="T9">must</text:span></text:span><text:span text:style-name="Source_20_Text"><text:span text:style-name="T10"> be specified. ClamWin generates a freshclam configuration file on the fly, so you will have to create your own. The configuration file is a text file. See the </text:span></text:span><text:a xlink:type="simple" xlink:href="http://www.clamav.net/doc/" office:target-frame-name="_top" xlink:show="replace"><text:span text:style-name="Source_20_Text"><text:span text:style-name="T10">ClamAV documentation</text:span></text:span></text:a><text:span text:style-name="Source_20_Text"><text:span text:style-name="T10"> for full details of what can be included. A simple freshclam configuration file would have the following lines (lines beginning with a # are comments):</text:span></text:span></text:p>
      <text:p text:style-name="Monospace"><text:span text:style-name="Source_20_Text"><text:span text:style-name="T18"># URL of server where database updates are to be downloaded from<text:line-break/># If this option is given multiple times, each will be tried in<text:line-break/># the order given until an update is successfully downloaded</text:span></text:span></text:p>
      <text:p text:style-name="Monospace"><text:span text:style-name="Source_20_Text"><text:span text:style-name="T18">DatabaseMirror database.clamav.net</text:span></text:span></text:p>
      <text:p text:style-name="Monospace"><text:span text:style-name="Source_20_Text"><text:span text:style-name="T18"># Number of times to try each mirror before moving to the next one</text:span></text:span></text:p>
      <text:p text:style-name="Monospace"><text:span text:style-name="Source_20_Text"><text:span text:style-name="T18">MaxAttempts 3</text:span></text:span></text:p>
      <text:p text:style-name="Text_20_body"><text:span text:style-name="Source_20_Text"><text:span text:style-name="T11"/></text:span></text:p>
      <text:p text:style-name="Text_20_body"><text:span text:style-name="Source_20_Text"><text:span text:style-name="T8">Once a freshclam configuration file has been created, freshclam can be run with a command similar to the one below:</text:span></text:span></text:p>
      <text:p text:style-name="Monospace"><text:span text:style-name="Source_20_Text"><text:span text:style-name="T17">freshclam --datadir="C:\Documents and Settings\All Users\.clamwin\db" --config-file="C:\Program Files\ClamWin\bin\freshclam.conf"</text:span></text:span></text:p>
      <text:h text:style-name="Heading_20_2" text:outline-level="2"><text:span text:style-name="Source_20_Text"><text:span text:style-name="T6">Getting Updates from a Local Server</text:span></text:span></text:h>
      <text:p text:style-name="Text_20_body"><text:span text:style-name="Source_20_Text"><text:span text:style-name="T2">If you have ClamWin running on several networked computers, you may wish to have a single computer downloading updates from the Internet, with the others getting updates over the local network. This can be done in the following way:</text:span></text:span></text:p>
      <text:p text:style-name="Text_20_body"><text:span text:style-name="Source_20_Text"><text:span text:style-name="T2">Set up a web server that has the main.cvd and daily.cvd files in the web root directory. <text:s/>It should be possible to download these files to the client pc's by pointing a webbrowser at </text:span></text:span><text:a xlink:type="simple" xlink:href="http://YOURSERVERNAME/main.cvd"><text:span text:style-name="Source_20_Text"><text:span text:style-name="T2">http://YOURSERVERNAME/main.cvd</text:span></text:span></text:a><text:span text:style-name="Source_20_Text"><text:span text:style-name="T2"> and </text:span></text:span><text:a xlink:type="simple" xlink:href="http://YOURSERVERNAME/daily.cvd"><text:span text:style-name="Source_20_Text"><text:span text:style-name="T2">http://YOURSERVERNAME/daily.cvd</text:span></text:span></text:a><text:span text:style-name="Source_20_Text"><text:span text:style-name="T2">. </text:span></text:span></text:p>
      <text:p text:style-name="Text_20_body"><text:span text:style-name="Source_20_Text"><text:span text:style-name="T2">In ClamWin's </text:span></text:span><text:span text:style-name="Source_20_Text"><text:span text:style-name="T12">Internet Updates</text:span></text:span><text:span text:style-name="Source_20_Text"><text:span text:style-name="T2"> configuration tab on the clients, enter the web server's IP address or domain name in the </text:span></text:span><text:span text:style-name="Source_20_Text"><text:span text:style-name="T12">Download Site</text:span></text:span><text:span text:style-name="Source_20_Text"><text:span text:style-name="T3"> text box. Do not include anything other than the IP address or domain name (eg </text:span></text:span><text:span text:style-name="Source_20_Text"><text:span text:style-name="T19">192.168.1.1</text:span></text:span><text:span text:style-name="Source_20_Text"><text:span text:style-name="T3"> is correct, </text:span></text:span><text:span text:style-name="Source_20_Text"><text:span text:style-name="T19">http://192.168.1.1/</text:span></text:span><text:span text:style-name="Source_20_Text"><text:span text:style-name="T3"> is wrong). ClamWin will then query the local web server for updates, instead of a remote Internet server.</text:span></text:span></text:p>
      <text:p text:style-name="Text_20_body"><text:span text:style-name="Source_20_Text"><text:span text:style-name="T2">The files are available from </text:span></text:span><text:a xlink:type="simple" xlink:href="http://www.clamav.net/"><text:span text:style-name="Source_20_Text"><text:span text:style-name="T2">www.clamav.net</text:span></text:span></text:a><text:span text:style-name="Source_20_Text"><text:span text:style-name="T2">. <text:s/>You can create a batch script that automatically downloads these files to the root of your webserver using a tool such as wget, like :</text:span></text:span></text:p>
      <text:p text:style-name="Text_20_body"><text:span text:style-name="Source_20_Text"><text:tab/>wget http://%DB_MIRROR%/main.cvd -O "%WEBROOT%\main.cvd"</text:span></text:p>
      <text:p text:style-name="Monospace"><text:span text:style-name="Source_20_Text"><text:tab/></text:span><text:span text:style-name="Source_20_Text">wget </text:span><text:span text:style-name="Source_20_Text">http://%DB_MIRROR%/daily.cvd -O "%WEBROOT%\daily.cvd"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>Note that differential updates are currently impossible. <text:s/>You would have to mirror database.clamav.net, which is not supported for private use.</text:span></text:span></text:p>
      <text:p text:style-name="Text_20_body"><text:span text:style-name="Source_20_Text"><text:span text:style-name="T2"/></text:span></text:p>
      <text:h text:style-name="Heading_20_2" text:outline-level="2"><text:span text:style-name="Source_20_Text"><text:span text:style-name="T7">Manually Updating the Virus Database</text:span></text:span></text:h>
      <text:p text:style-name="Text_20_body"><text:span text:style-name="Source_20_Text"><text:span text:style-name="T3">To update the virus database manually, download the virus database files </text:span></text:span><text:span text:style-name="Source_20_Text"><text:span text:style-name="T19">main.cvd</text:span></text:span><text:span text:style-name="Source_20_Text"><text:span text:style-name="T3"> and</text:span></text:span><text:span text:style-name="Source_20_Text"><text:span text:style-name="T19"> daily.cvd</text:span></text:span><text:span text:style-name="Source_20_Text"><text:span text:style-name="T13"> </text:span></text:span><text:span text:style-name="T14">and copy them to ClamWin's virus database folder, over-writing the existing files. The virus database files can be downloaded from ClamAV's home page at </text:span><text:a xlink:type="simple" xlink:href="http://www.clamav.net/"><text:span text:style-name="T14">www.clamav.net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onospace" style:family="paragraph" style:parent-style-name="Text_20_body" style:next-style-name="Text_20_body" style:master-page-name="">
      <style:paragraph-properties fo:margin-top="0cm" fo:margin-bottom="0cm"/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fo:font-size="11pt" style:font-name-asian="Courier New1" style:font-name-complex="Courier New1"/>
    </style:style>
    <style:style style:name="Teletype" style:family="text">
      <style:text-properties style:font-name="Courier New1" style:font-name-asian="Courier New1" style:font-name-complex="Courier New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4-04-26T21:53:29</meta:creation-date>
    <dc:creator>Peter Budts</dc:creator>
    <dc:date>2007-07-15T16:38:51</dc:date>
    <dc:language>en-GB</dc:language>
    <meta:editing-cycles>35</meta:editing-cycles>
    <meta:editing-duration>PT3H15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2" meta:word-count="711" meta:character-count="4363"/>
  </office:meta>
</office:document-meta>
</file>